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cccd" officeooo:paragraph-rsid="0006cc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  <text:p text:style-name="P1">I love GIT</text:p>
      <text:p text:style-name="P1">Really??</text:p>
      <text:p text:style-name="P1">Of course!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1T10:16:58.388000000</dc:date>
    <meta:editing-duration>PT57S</meta:editing-duration>
    <meta:editing-cycles>1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4" meta:word-count="7" meta:character-count="33" meta:non-whitespace-character-count="30"/>
  </office:meta>
</office:document-meta>
</file>